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/>
    </style:style>
    <style:style style:name="gr2" style:family="graphic">
      <style:graphic-properties svg:stroke-color="#000000" draw:marker-end="Arrowheads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" office:value-type="string">
            <text:p>Frames</text:p>
          </table:table-cell>
          <table:table-cell/>
          <table:table-cell table:style-name="ce1" office:value-type="string">
            <text:p>Slots</text:p>
          </table:table-cell>
          <table:table-cell table:style-name="ce1" office:value-type="string">
            <text:p>Values</text:p>
          </table:table-cell>
        </table:table-row>
        <table:table-row table:style-name="ro1">
          <table:table-cell/>
          <table:table-cell>
            <draw:line table:end-cell-address="Sheet1.B29" table:end-x="1.143cm" table:end-y="0.266cm" draw:z-index="1" draw:style-name="gr1" draw:text-style-name="P1" svg:x1="1.143cm" svg:y1="0.141cm" svg:x2="1.003cm" svg:y2="12.46cm">
              <text:p/>
            </draw:line>
            <draw:line table:end-cell-address="Sheet1.B2" table:end-x="2.063cm" table:end-y="0.141cm" draw:z-index="2" draw:style-name="gr2" draw:text-style-name="P1" svg:x1="1.143cm" svg:y1="0.141cm" svg:x2="2.063cm" svg:y2="0.141cm">
              <text:p/>
            </draw:line>
          </table:table-cell>
          <table:table-cell office:value-type="string">
            <text:p>move_rel</text:p>
            <draw:line table:end-cell-address="Sheet1.D2" table:end-x="2.008cm" table:end-y="0.221cm" draw:z-index="14" draw:style-name="gr2" draw:text-style-name="P1" svg:x1="2.23cm" svg:y1="0.221cm" svg:x2="4.266cm" svg:y2="0.221cm">
              <text:p/>
            </draw:line>
          </table:table-cell>
          <table:table-cell>
            <draw:line table:end-cell-address="Sheet1.D3" table:end-x="1.004cm" table:end-y="0.281cm" draw:z-index="23" draw:style-name="gr1" draw:text-style-name="P1" svg:x1="1.004cm" svg:y1="0.221cm" svg:x2="1.004cm" svg:y2="0.733cm">
              <text:p/>
            </draw:line>
          </table:table-cell>
          <table:table-cell office:value-type="string">
            <text:p>direction</text:p>
          </table:table-cell>
          <table:table-cell office:value-type="string">
            <text:p>f,dr,r,b,l,dl</text:p>
          </table:table-cell>
        </table:table-row>
        <table:table-row table:style-name="ro1">
          <table:table-cell table:number-columns-repeated="3"/>
          <table:table-cell>
            <draw:line table:end-cell-address="Sheet1.D3" table:end-x="1.952cm" table:end-y="0.228cm" draw:z-index="28" draw:style-name="gr2" draw:text-style-name="P1" svg:x1="1.004cm" svg:y1="0.228cm" svg:x2="1.952cm" svg:y2="0.228cm">
              <text:p/>
            </draw:line>
          </table:table-cell>
          <table:table-cell office:value-type="string">
            <text:p>distance</text:p>
          </table:table-cell>
          <table:table-cell office:value-type="string">
            <text:p>5,10,25,50,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5" table:end-x="2.091cm" table:end-y="0.182cm" draw:z-index="3" draw:style-name="gr2" draw:text-style-name="P1" svg:x1="1.171cm" svg:y1="0.182cm" svg:x2="2.091cm" svg:y2="0.182cm">
              <text:p/>
            </draw:line>
          </table:table-cell>
          <table:table-cell office:value-type="string">
            <text:p>move_abs</text:p>
          </table:table-cell>
          <table:table-cell>
            <draw:line table:end-cell-address="Sheet1.D5" table:end-x="2.064cm" table:end-y="0.156cm" draw:z-index="15" draw:style-name="gr2" draw:text-style-name="P1" svg:x1="0.028cm" svg:y1="0.156cm" svg:x2="2.064cm" svg:y2="0.156cm">
              <text:p/>
            </draw:line>
          </table:table-cell>
          <table:table-cell office:value-type="string">
            <text:p>location</text:p>
          </table:table-cell>
          <table:table-cell office:value-type="string">
            <text:p>N,NE,E,SE,S,SW,W,NW,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7" table:end-x="2.119cm" table:end-y="0.109cm" draw:z-index="4" draw:style-name="gr2" draw:text-style-name="P1" svg:x1="1.143cm" svg:y1="0.109cm" svg:x2="2.119cm" svg:y2="0.109cm">
              <text:p/>
            </draw:line>
          </table:table-cell>
          <table:table-cell office:value-type="string">
            <text:p>move_to_obj</text:p>
          </table:table-cell>
          <table:table-cell>
            <draw:line table:end-cell-address="Sheet1.D7" table:end-x="2.064cm" table:end-y="0.135cm" draw:z-index="16" draw:style-name="gr2" draw:text-style-name="P1" svg:x1="0.028cm" svg:y1="0.135cm" svg:x2="2.064cm" svg:y2="0.135cm">
              <text:p/>
            </draw:line>
          </table:table-cell>
          <table:table-cell office:value-type="string">
            <text:p>object</text:p>
          </table:table-cell>
          <table:table-cell office:value-type="string">
            <text:p>can, bal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9" table:end-x="2.119cm" table:end-y="0.17cm" draw:z-index="5" draw:style-name="gr2" draw:text-style-name="P1" svg:x1="1.143cm" svg:y1="0.17cm" svg:x2="2.119cm" svg:y2="0.17cm">
              <text:p/>
            </draw:line>
          </table:table-cell>
          <table:table-cell office:value-type="string">
            <text:p>move_time</text:p>
          </table:table-cell>
          <table:table-cell>
            <draw:line table:end-cell-address="Sheet1.D9" table:end-x="2.064cm" table:end-y="0.143cm" draw:z-index="17" draw:style-name="gr2" draw:text-style-name="P1" svg:x1="0.028cm" svg:y1="0.143cm" svg:x2="2.064cm" svg:y2="0.143cm">
              <text:p/>
            </draw:line>
            <draw:line table:end-cell-address="Sheet1.D10" table:end-x="0.976cm" table:end-y="0.178cm" draw:z-index="24" draw:style-name="gr1" draw:text-style-name="P1" svg:x1="0.976cm" svg:y1="0.118cm" svg:x2="0.976cm" svg:y2="0.629cm">
              <text:p/>
            </draw:line>
          </table:table-cell>
          <table:table-cell office:value-type="string">
            <text:p>direction</text:p>
          </table:table-cell>
          <table:table-cell office:value-type="string">
            <text:p>f,b</text:p>
          </table:table-cell>
        </table:table-row>
        <table:table-row table:style-name="ro1">
          <table:table-cell table:number-columns-repeated="3"/>
          <table:table-cell>
            <draw:line table:end-cell-address="Sheet1.D10" table:end-x="1.924cm" table:end-y="0.177cm" draw:z-index="29" draw:style-name="gr2" draw:text-style-name="P1" svg:x1="0.976cm" svg:y1="0.177cm" svg:x2="1.924cm" svg:y2="0.177cm">
              <text:p/>
            </draw:line>
          </table:table-cell>
          <table:table-cell office:value-type="string">
            <text:p>duration</text:p>
          </table:table-cell>
          <table:table-cell office:value-type="string">
            <text:p>1,2,5,10,in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12" table:end-x="2.12cm" table:end-y="0.21cm" draw:z-index="6" draw:style-name="gr2" draw:text-style-name="P1" svg:x1="1.116cm" svg:y1="0.21cm" svg:x2="2.12cm" svg:y2="0.21cm">
              <text:p/>
            </draw:line>
          </table:table-cell>
          <table:table-cell office:value-type="string">
            <text:p>turn_abs</text:p>
            <draw:line table:end-cell-address="Sheet1.D12" table:end-x="1.98cm" table:end-y="0.237cm" draw:z-index="18" draw:style-name="gr2" draw:text-style-name="P1" svg:x1="2.202cm" svg:y1="0.237cm" svg:x2="4.238cm" svg:y2="0.237cm">
              <text:p/>
            </draw:line>
          </table:table-cell>
          <table:table-cell/>
          <table:table-cell office:value-type="string">
            <text:p>direction</text:p>
          </table:table-cell>
          <table:table-cell office:value-type="string">
            <text:p>N,NE,E,SE,S,SW,W,NW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asterframe</text:p>
            <draw:line table:end-cell-address="Sheet1.B14" table:end-x="1.143cm" table:end-y="0.218cm" draw:z-index="0" draw:style-name="gr1" draw:text-style-name="P1" svg:x1="2.175cm" svg:y1="0.218cm" svg:x2="3.401cm" svg:y2="0.218cm">
              <text:p/>
            </draw:line>
          </table:table-cell>
          <table:table-cell>
            <draw:line table:end-cell-address="Sheet1.B14" table:end-x="2.147cm" table:end-y="0.218cm" draw:z-index="7" draw:style-name="gr2" draw:text-style-name="P1" svg:x1="1.115cm" svg:y1="0.218cm" svg:x2="2.147cm" svg:y2="0.218cm">
              <text:p/>
            </draw:line>
          </table:table-cell>
          <table:table-cell office:value-type="string">
            <text:p>turn_rel</text:p>
          </table:table-cell>
          <table:table-cell>
            <draw:line table:end-cell-address="Sheet1.D14" table:end-x="2.036cm" table:end-y="0.058cm" draw:z-index="19" draw:style-name="gr2" draw:text-style-name="P1" svg:x1="0cm" svg:y1="0.058cm" svg:x2="2.036cm" svg:y2="0.058cm">
              <text:p/>
            </draw:line>
            <draw:line table:end-cell-address="Sheet1.D15" table:end-x="0.948cm" table:end-y="0.12cm" draw:z-index="25" draw:style-name="gr1" draw:text-style-name="P1" svg:x1="0.948cm" svg:y1="0.06cm" svg:x2="0.948cm" svg:y2="0.571cm">
              <text:p/>
            </draw:line>
          </table:table-cell>
          <table:table-cell office:value-type="string">
            <text:p>angle</text:p>
          </table:table-cell>
          <table:table-cell office:value-type="string">
            <text:p>45,90,180</text:p>
          </table:table-cell>
        </table:table-row>
        <table:table-row table:style-name="ro1">
          <table:table-cell table:number-columns-repeated="3"/>
          <table:table-cell>
            <draw:line table:end-cell-address="Sheet1.D15" table:end-x="1.868cm" table:end-y="0.119cm" draw:z-index="30" draw:style-name="gr2" draw:text-style-name="P1" svg:x1="0.92cm" svg:y1="0.119cm" svg:x2="1.868cm" svg:y2="0.119cm">
              <text:p/>
            </draw:line>
          </table:table-cell>
          <table:table-cell office:value-type="string">
            <text:p>direction</text:p>
          </table:table-cell>
          <table:table-cell office:value-type="string">
            <text:p>l,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17" table:end-x="2.118cm" table:end-y="0.233cm" draw:z-index="8" draw:style-name="gr2" draw:text-style-name="P1" svg:x1="1.086cm" svg:y1="0.233cm" svg:x2="2.118cm" svg:y2="0.233cm">
              <text:p/>
            </draw:line>
          </table:table-cell>
          <table:table-cell office:value-type="string">
            <text:p>turn_time</text:p>
          </table:table-cell>
          <table:table-cell>
            <draw:line table:end-cell-address="Sheet1.D17" table:end-x="2.064cm" table:end-y="0.18cm" draw:z-index="20" draw:style-name="gr2" draw:text-style-name="P1" svg:x1="0.028cm" svg:y1="0.18cm" svg:x2="2.064cm" svg:y2="0.18cm">
              <text:p/>
            </draw:line>
            <draw:line table:end-cell-address="Sheet1.D18" table:end-x="0.948cm" table:end-y="0.267cm" draw:z-index="26" draw:style-name="gr1" draw:text-style-name="P1" svg:x1="0.948cm" svg:y1="0.207cm" svg:x2="0.948cm" svg:y2="0.718cm">
              <text:p/>
            </draw:line>
          </table:table-cell>
          <table:table-cell office:value-type="string">
            <text:p>direction</text:p>
          </table:table-cell>
          <table:table-cell office:value-type="string">
            <text:p>l,r</text:p>
          </table:table-cell>
        </table:table-row>
        <table:table-row table:style-name="ro1">
          <table:table-cell table:number-columns-repeated="3"/>
          <table:table-cell>
            <draw:line table:end-cell-address="Sheet1.D18" table:end-x="1.868cm" table:end-y="0.213cm" draw:z-index="31" draw:style-name="gr2" draw:text-style-name="P1" svg:x1="0.92cm" svg:y1="0.213cm" svg:x2="1.868cm" svg:y2="0.213cm">
              <text:p/>
            </draw:line>
          </table:table-cell>
          <table:table-cell office:value-type="string">
            <text:p>duration</text:p>
          </table:table-cell>
          <table:table-cell office:value-type="string">
            <text:p>1,2,5,10,in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20" table:end-x="2.063cm" table:end-y="0.22cm" draw:z-index="9" draw:style-name="gr2" draw:text-style-name="P1" svg:x1="1.115cm" svg:y1="0.22cm" svg:x2="2.063cm" svg:y2="0.22cm">
              <text:p/>
            </draw:line>
          </table:table-cell>
          <table:table-cell office:value-type="string">
            <text:p>grab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22" table:end-x="2.035cm" table:end-y="0.227cm" draw:z-index="10" draw:style-name="gr2" draw:text-style-name="P1" svg:x1="1.087cm" svg:y1="0.227cm" svg:x2="2.035cm" svg:y2="0.227cm">
              <text:p/>
            </draw:line>
          </table:table-cell>
          <table:table-cell office:value-type="string">
            <text:p>releas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24" table:end-x="2.035cm" table:end-y="0.199cm" draw:z-index="11" draw:style-name="gr2" draw:text-style-name="P1" svg:x1="1.087cm" svg:y1="0.199cm" svg:x2="2.035cm" svg:y2="0.199cm">
              <text:p/>
            </draw:line>
          </table:table-cell>
          <table:table-cell office:value-type="string">
            <text:p>grab_obj</text:p>
            <draw:line table:end-cell-address="Sheet1.D24" table:end-x="2.008cm" table:end-y="0.226cm" draw:z-index="21" draw:style-name="gr2" draw:text-style-name="P1" svg:x1="2.23cm" svg:y1="0.226cm" svg:x2="4.266cm" svg:y2="0.226cm">
              <text:p/>
            </draw:line>
          </table:table-cell>
          <table:table-cell/>
          <table:table-cell office:value-type="string">
            <text:p>object</text:p>
          </table:table-cell>
          <table:table-cell office:value-type="string">
            <text:p>can, bal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26" table:end-x="2.007cm" table:end-y="0.209cm" draw:z-index="12" draw:style-name="gr2" draw:text-style-name="P1" svg:x1="1.059cm" svg:y1="0.209cm" svg:x2="2.007cm" svg:y2="0.209cm">
              <text:p/>
            </draw:line>
          </table:table-cell>
          <table:table-cell office:value-type="string">
            <text:p>move_obj</text:p>
          </table:table-cell>
          <table:table-cell>
            <draw:line table:end-cell-address="Sheet1.D26" table:end-x="2.036cm" table:end-y="0.236cm" draw:z-index="22" draw:style-name="gr2" draw:text-style-name="P1" svg:x1="0cm" svg:y1="0.236cm" svg:x2="2.036cm" svg:y2="0.236cm">
              <text:p/>
            </draw:line>
            <draw:line table:end-cell-address="Sheet1.D27" table:end-x="0.92cm" table:end-y="0.322cm" draw:z-index="27" draw:style-name="gr1" draw:text-style-name="P1" svg:x1="0.92cm" svg:y1="0.263cm" svg:x2="0.92cm" svg:y2="0.774cm">
              <text:p/>
            </draw:line>
          </table:table-cell>
          <table:table-cell office:value-type="string">
            <text:p>object</text:p>
          </table:table-cell>
          <table:table-cell office:value-type="string">
            <text:p>can, ball</text:p>
          </table:table-cell>
        </table:table-row>
        <table:table-row table:style-name="ro1">
          <table:table-cell table:number-columns-repeated="3"/>
          <table:table-cell>
            <draw:line table:end-cell-address="Sheet1.D27" table:end-x="1.868cm" table:end-y="0.268cm" draw:z-index="32" draw:style-name="gr2" draw:text-style-name="P1" svg:x1="0.92cm" svg:y1="0.268cm" svg:x2="1.868cm" svg:y2="0.268cm">
              <text:p/>
            </draw:line>
          </table:table-cell>
          <table:table-cell office:value-type="string">
            <text:p>location</text:p>
          </table:table-cell>
          <table:table-cell office:value-type="string">
            <text:p>N,NE,E,SE,S,SW,W,NW,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line table:end-cell-address="Sheet1.B29" table:end-x="2.119cm" table:end-y="0.223cm" draw:z-index="13" draw:style-name="gr2" draw:text-style-name="P1" svg:x1="1.032cm" svg:y1="0.223cm" svg:x2="2.119cm" svg:y2="0.223cm">
              <text:p/>
            </draw:line>
          </table:table-cell>
          <table:table-cell office:value-type="string">
            <text:p>stop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8/10/2013</text:date>, <text:time>14:5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4:30:27.56</meta:creation-date>
    <dc:date>2013-10-08T14:56:46.47</dc:date>
    <meta:editing-duration>PT9M12S</meta:editing-duration>
    <meta:editing-cycles>2</meta:editing-cycles>
    <meta:generator>OpenOffice.org/3.4.1$Win32 OpenOffice.org_project/341m1$Build-9593</meta:generator>
    <meta:document-statistic meta:table-count="3" meta:cell-count="44" meta:object-count="33"/>
  </office:meta>
</office:document-meta>
</file>